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adornments="Grassett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Verdana" svg:font-family="Verdana" style:font-adornments="Grasset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25d4" officeooo:paragraph-rsid="000c25d4"/>
    </style:style>
    <style:style style:name="P2" style:family="paragraph" style:parent-style-name="Standard">
      <style:text-properties officeooo:rsid="000cb2d5" officeooo:paragraph-rsid="000cb2d5"/>
    </style:style>
    <style:style style:name="P3" style:family="paragraph" style:parent-style-name="Standard">
      <style:text-properties officeooo:rsid="000ea38e" officeooo:paragraph-rsid="000ea38e"/>
    </style:style>
    <style:style style:name="P4" style:family="paragraph" style:parent-style-name="Standard">
      <style:text-properties officeooo:rsid="001037d2" officeooo:paragraph-rsid="001037d2"/>
    </style:style>
    <style:style style:name="P5" style:family="paragraph" style:parent-style-name="Standard">
      <style:text-properties officeooo:rsid="0011fa59" officeooo:paragraph-rsid="0011fa59"/>
    </style:style>
    <style:style style:name="P6" style:family="paragraph" style:parent-style-name="Standard">
      <style:paragraph-properties fo:text-align="center" style:justify-single-word="false"/>
      <style:text-properties fo:font-size="16pt" officeooo:rsid="000c25d4" officeooo:paragraph-rsid="000c25d4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2f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ow to acquire samples using Prologix and HP53131A</text:p>
      <text:p text:style-name="P1"/>
      <text:p text:style-name="P1"/>
      <text:p text:style-name="P1">Connect Prologix to computer USB</text:p>
      <text:p text:style-name="P1">Check what is the assigned com port</text:p>
      <text:p text:style-name="P1">Use Hyperterminal (or equivalent) to open the port at 19200 8bits, no parity, RTS-CTS</text:p>
      <text:p text:style-name="P1"/>
      <text:p text:style-name="P1">You can test if Prologix work by sending the following command</text:p>
      <text:p text:style-name="P1"/>
      <text:p text:style-name="P1"><text:span text:style-name="prologix-cmd">++help</text:span></text:p>
      <text:p text:style-name="P1"/>
      <text:p text:style-name="P1">And you should see a list of available commands</text:p>
      <text:p text:style-name="P1"/>
      <text:h text:style-name="Heading_20_1" text:outline-level="1">Setting the GPIB address</text:h>
      <text:p text:style-name="P1"/>
      <text:p text:style-name="P1">To find out or set the instrument address you need to enter Utility menu</text:p>
      <text:p text:style-name="P1"/>
      <text:p text:style-name="P1"><text:span text:style-name="hp-counter-cmd">Hold the Recall Key and cycle the Power key</text:span></text:p>
      <text:p text:style-name="P1"/>
      <text:p text:style-name="P2">You should now be in the Utility menu and can use the <text:span text:style-name="hp-counter-cmd">Recall</text:span> key to move to the HP-IB: subpart, then use the arrows and then the <text:span text:style-name="hp-counter-cmd">Enter</text:span> key to actually set the address</text:p>
      <text:p text:style-name="P2"/>
      <text:p text:style-name="P2">It is assumed that the instrument address will be <text:span text:style-name="T1">3</text:span></text:p>
      <text:p text:style-name="P2"/>
      <text:p text:style-name="P2">then you can use the following Prologix command to set the address</text:p>
      <text:p text:style-name="P2"/>
      <text:p text:style-name="P2"><text:span text:style-name="prologix-cmd">++addr 3</text:span></text:p>
      <text:p text:style-name="P2"/>
      <text:p text:style-name="P2">Note that there is no echo and that to check the result you can use the command</text:p>
      <text:p text:style-name="P2"/>
      <text:p text:style-name="P2"><text:span text:style-name="prologix-cmd">++addr</text:span></text:p>
      <text:p text:style-name="P2"/>
      <text:p text:style-name="P2">to show currently configured address, <text:span text:style-name="T2">the parameter is automatically saved.</text:span></text:p>
      <text:p text:style-name="P2"/>
      <text:h text:style-name="Heading_20_1" text:outline-level="1">Verify the instrument actually respond</text:h>
      <text:p text:style-name="P3"/>
      <text:p text:style-name="P3">Type the following command</text:p>
      <text:p text:style-name="P3"/>
      <text:p text:style-name="P3"><text:span text:style-name="prologix-cmd">*idn?</text:span></text:p>
      <text:p text:style-name="P3"/>
      <text:p text:style-name="P3">You should get the following response</text:p>
      <text:p text:style-name="P3"/>
      <text:p text:style-name="P3"><text:span text:style-name="prologix-reply">HEWLETT-PACKARD,53131A,0,3703</text:span></text:p>
      <text:p text:style-name="P3"/>
      <text:h text:style-name="Heading_20_1" text:outline-level="1">Send a command to instrument</text:h>
      <text:p text:style-name="P4">The avilable commands depend on the instrument, so you should read the HP manual</text:p>
      <text:p text:style-name="P5"><text:soft-page-break/>In this case what I want is to read a frequency, so use</text:p>
      <text:p text:style-name="P5"/>
      <text:p text:style-name="P5"><text:span text:style-name="hp-counter-cmd">:read:freq?</text:span></text:p>
      <text:p text:style-name="P5"/>
      <text:p text:style-name="P5">You should receive something like</text:p>
      <text:p text:style-name="P5"/>
      <text:p text:style-name="P5"><text:span text:style-name="hp-reply">+3.276815268E+004</text:span></text:p>
      <text:p text:style-name="P5"/>
      <text:p text:style-name="P5"/>
      <text:p text:style-name="P5"/>
      <text:p text:style-name="P5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adornments="Grassett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Verdana" svg:font-family="Verdana" style:font-adornments="Grasset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ologix-cmd" style:family="text">
      <style:text-properties fo:color="#0000ff" style:font-name="Courier New" fo:font-family="'Courier New'" style:font-style-name="Grassetto" style:font-family-generic="modern" style:font-pitch="fixed" fo:font-size="14pt" fo:language="zxx" fo:country="none" fo:font-weight="bold" officeooo:rsid="000c25d4" style:language-asian="zxx" style:country-asian="none" style:language-complex="zxx" style:country-complex="none"/>
    </style:style>
    <style:style style:name="hp-counter-cmd" style:family="text">
      <style:text-properties fo:color="#b80047" style:font-name="DejaVu Sans" fo:font-family="'DejaVu Sans'" style:font-style-name="Bold" style:font-family-generic="swiss" style:font-pitch="variable" fo:language="zxx" fo:country="none" fo:font-weight="bold" officeooo:rsid="000c25d4" style:language-asian="zxx" style:country-asian="none" style:language-complex="zxx" style:country-complex="none"/>
    </style:style>
    <style:style style:name="prologix-reply" style:family="text">
      <style:text-properties fo:color="#ff00ff" fo:language="zxx" fo:country="none" fo:font-weight="bold" officeooo:rsid="000ea38e" style:language-asian="zxx" style:country-asian="none" style:language-complex="zxx" style:country-complex="none"/>
    </style:style>
    <style:style style:name="hp-reply" style:family="text">
      <style:text-properties fo:color="#008000" style:font-name="Verdana" fo:font-family="Verdana" style:font-style-name="Grassetto" style:font-family-generic="swiss" style:font-pitch="variable" fo:language="zxx" fo:country="none" fo:font-weight="bold" officeooo:rsid="0011fa59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46S</meta:editing-duration>
    <meta:editing-cycles>6</meta:editing-cycles>
    <meta:generator>LibreOffice/5.0.4.2$Windows_x86 LibreOffice_project/2b9802c1994aa0b7dc6079e128979269cf95bc78</meta:generator>
    <dc:date>2016-12-13T14:17:29.533000000</dc:date>
    <meta:document-statistic meta:table-count="0" meta:image-count="0" meta:object-count="0" meta:page-count="2" meta:paragraph-count="28" meta:word-count="224" meta:character-count="1266" meta:non-whitespace-character-count="1070"/>
    <meta:user-defined meta:name="Info 1"/>
    <meta:user-defined meta:name="Info 2"/>
    <meta:user-defined meta:name="Info 3"/>
    <meta:user-defined meta:name="Info 4"/>
  </office:meta>
</office:document-meta>
</file>